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unset-title">
      <style:graphic-properties draw:auto-grow-height="true" fo:min-height="2.5cm"/>
      <style:paragraph-properties style:writing-mode="lr-tb"/>
    </style:style>
    <style:style style:name="pr2" style:family="presentation" style:parent-style-name="Sunset-outline1">
      <style:graphic-properties fo:min-height="9.75cm"/>
      <style:paragraph-properties style:writing-mode="lr-tb"/>
    </style:style>
    <style:style style:name="pr3" style:family="presentation" style:parent-style-name="Sunset-notes">
      <style:graphic-properties draw:fill-color="#ffffff" fo:min-height="14cm"/>
      <style:paragraph-properties style:writing-mode="lr-tb"/>
    </style:style>
    <style:style style:name="pr4" style:family="presentation" style:parent-style-name="Sunset-title">
      <style:graphic-properties fo:min-height="2.5cm"/>
      <style:paragraph-properties style:writing-mode="lr-tb"/>
    </style:style>
    <style:style style:name="pr5" style:family="presentation" style:parent-style-name="Sunset-outline1">
      <style:graphic-properties fo:min-height="10.001cm"/>
      <style:paragraph-properties style:writing-mode="lr-tb"/>
    </style:style>
    <style:style style:name="P1" style:family="paragraph">
      <style:text-properties fo:color="#000000" loext:opacity="100%" fo:font-size="10pt" style:font-size-asian="10pt" style:font-size-complex="10pt"/>
    </style:style>
    <style:style style:name="P2" style:family="paragraph">
      <style:text-properties fo:color="#000000" loext:opacity="100%" loext:color-lum-mod="100%" loext:color-lum-off="0%" fo:font-size="10pt" style:font-size-asian="10pt" style:font-size-complex="1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color="#000000" loext:opacity="100%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text-style-name="P2" draw:layer="layout" svg:width="10cm" svg:height="2.5cm" svg:x="9cm" svg:y="1.25cm" presentation:class="title" presentation:user-transformed="true">
          <draw:text-box>
            <text:p text:style-name="P1"><text:span text:style-name="T1">QB Networks &amp; Masscollabs Services &amp; PSD UNIX</text:span></text:p>
          </draw:text-box>
        </draw:frame>
        <draw:frame presentation:style-name="pr2" draw:layer="layout" svg:width="23cm" svg:height="10cm" svg:x="2.5cm" svg:y="4cm" presentation:class="outline">
          <draw:text-box>
            <text:list text:style-name="L2">
              <text:list-item>
                <text:p>We QB Networks &amp; Masscollabs Services are leading to Software, Hardware and Science for the Internet Cyberspace with our own consciousness. We have our own roadmap and which is why we say we are a Free Software project. This is an open way to software and open infrastructures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1">
        <office:forms form:automatic-focus="false" form:apply-design-mode="false"/>
        <draw:frame presentation:style-name="pr4" draw:layer="layout" svg:width="10cm" svg:height="2.5cm" svg:x="9cm" svg:y="1.25cm" presentation:class="title">
          <draw:text-box>
            <text:p text:style-name="P4"><text:span text:style-name="T1">QB Networks &amp; Masscollabs Services &amp; PSD UNIX</text:span></text:p>
          </draw:text-box>
        </draw:frame>
        <draw:frame presentation:style-name="pr5" draw:layer="layout" svg:width="23cm" svg:height="10cm" svg:x="2.5cm" svg:y="4cm" presentation:class="outline">
          <draw:text-box>
            <text:list text:style-name="L2">
              <text:list-item>
                <text:p text:style-name="P5">CC BY-SA 4.0 or later</text:p>
              </text:list-item>
              <text:list-item>
                <text:p text:style-name="P5">By Mert Gör : <text:a xlink:href="mailto:mertgor@qbnetworks.xyz" xlink:type="simple">mertgor@qbnetworks.xyz</text:a></text:p>
              </text:list-item>
              <text:list-item>
                <text:p text:style-name="P5">GPG Key ID: 0xD200B456637BC4F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1T1">
        <office:forms form:automatic-focus="false" form:apply-design-mode="false"/>
        <draw:frame presentation:style-name="pr4" draw:layer="layout" svg:width="10cm" svg:height="2.5cm" svg:x="9cm" svg:y="1.25cm" presentation:class="title">
          <draw:text-box>
            <text:p text:style-name="P4"><text:span text:style-name="T1">QB Networks &amp; Masscollabs Services &amp; PSD UNIX</text:span></text:p>
          </draw:text-box>
        </draw:frame>
        <draw:frame presentation:style-name="pr5" draw:layer="layout" svg:width="23cm" svg:height="10cm" svg:x="2.5cm" svg:y="4cm" presentation:class="outline">
          <draw:text-box>
            <text:list text:style-name="L2">
              <text:list-item>
                <text:p text:style-name="P5">Telegram Group : <text:a xlink:href="https://t.me/masscollabs" xlink:type="simple">https://t.me/masscollabs</text:a></text:p>
              </text:list-item>
              <text:list-item>
                <text:p text:style-name="P5">libera.chat IRC Channel : #masscollab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radial" draw:cx="50%" draw:cy="80%" draw:start-color="#2a6099" draw:end-color="#158466" draw:start-intensity="100%" draw:end-intensity="100%" draw:border="33%"/>
    <draw:gradient draw:name="Gradient_20_3" draw:display-name="Gradient 3" draw:style="radial" draw:cx="50%" draw:cy="90%" draw:start-color="#ffbf00" draw:end-color="#ffff00" draw:start-intensity="100%" draw:end-intensity="100%" draw:border="33%"/>
    <draw:gradient draw:name="Gradient_20_5" draw:display-name="Gradient 5" draw:style="radial" draw:cx="50%" draw:cy="100%" draw:start-color="#ff8000" draw:end-color="#ff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ffffff" draw:marker-start-width="0.28cm" draw:marker-start-center="false" draw:marker-end-width="0.28cm" draw:marker-end-center="false" draw:stroke-linejoin="miter" draw:fill="solid" draw:fill-color="#3465a4" draw:gradient-step-count="64" draw:textarea-horizontal-align="justify" draw:auto-grow-height="false" fo:padding-top="0.125cm" fo:padding-bottom="0.125cm" fo:padding-left="0.25cm" fo:padding-right="0.25cm" draw:shadow="hidden" draw:shadow-offset-x="-0.05cm" draw:shadow-offset-y="-0.05cm" draw:shadow-color="#ddddd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3cm" draw:marker-start-width="0.66cm" draw:marker-end-width="0.66cm" draw:fill="gradient" draw:fill-gradient-name="Gradient_20_3" draw:gradient-step-count="64"/>
    </style:style>
    <style:style style:name="Accent_20_2" style:display-name="Accent 2" style:family="graphic" style:parent-style-name="Accent">
      <style:graphic-properties draw:fill="solid" draw:fill-color="#168253"/>
    </style:style>
    <style:style style:name="Accent_20_3" style:display-name="Accent 3" style:family="graphic" style:parent-style-name="Accent">
      <style:graphic-properties svg:stroke-width="0.3cm" draw:marker-start-width="0.66cm" draw:marker-end-width="0.66cm" draw:fill="gradient" draw:fill-gradient-name="Gradient_20_2" draw:gradient-step-count="64" draw:shadow-offset-x="0.05cm" draw:shadow-offset-y="0.05cm"/>
    </style:style>
    <style:style style:name="Sunset-background" style:family="presentation">
      <style:graphic-properties draw:stroke="none" draw:fill="solid" draw:fill-color="#813709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false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Sunset-outline3" style:family="presentation" style:parent-style-name="Sunset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unset-outline4" style:family="presentation" style:parent-style-name="Sunset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unset-outline5" style:family="presentation" style:parent-style-name="Sunset-outline4">
      <style:paragraph-properties fo:margin-left="0cm" fo:margin-right="0cm" fo:margin-top="0cm" fo:margin-bottom="0.075cm" fo:text-indent="0cm"/>
    </style:style>
    <style:style style:name="Sunset-outline6" style:family="presentation" style:parent-style-name="Sunset-outline5"/>
    <style:style style:name="Sunset-outline7" style:family="presentation" style:parent-style-name="Sunset-outline6"/>
    <style:style style:name="Sunset-outline8" style:family="presentation" style:parent-style-name="Sunset-outline7"/>
    <style:style style:name="Sunset-outline9" style:family="presentation" style:parent-style-name="Sunset-outline8"/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false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81370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draw:auto-grow-height="false" fo:min-height="14.25cm" fo:min-width="25.709cm"/>
    </style:style>
    <style:style style:name="Mgr4" style:family="graphic" style:parent-style-name="Accent_20_1">
      <style:graphic-properties draw:stroke="none" draw:fill="solid" draw:fill-color="#111111" draw:opacity="64%" draw:textarea-vertical-align="middle" draw:auto-grow-height="false" fo:min-height="14.534cm" fo:min-width="24.784cm"/>
    </style:style>
    <style:style style:name="Mgr5" style:family="graphic" style:parent-style-name="Accent_20_1">
      <style:graphic-properties draw:fill="gradient" draw:fill-gradient-name="Gradient_20_5" draw:gradient-step-count="0" draw:textarea-vertical-align="middle" draw:auto-grow-height="false" fo:min-height="14.25cm" fo:min-width="24.5cm"/>
    </style:style>
    <style:style style:name="Mgr6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a6" draw:opacity="4%" draw:textarea-horizontal-align="justify" draw:textarea-vertical-align="middle" draw:auto-grow-height="false" fo:min-height="0.526cm" fo:min-width="12.414cm" fo:padding-top="0.125cm" fo:padding-bottom="0.125cm" fo:padding-left="0.25cm" fo:padding-right="0.25cm" draw:shadow="hidden" draw:shadow-offset-x="0.2cm" draw:shadow-offset-y="0.2cm" draw:shadow-color="#808080"/>
    </style:style>
    <style:style style:name="Mgr7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solid" draw:fill-color="#111111" draw:opacity="64%"/>
      <style:paragraph-properties fo:text-align="center"/>
    </style:style>
    <style:style style:name="MP7" style:family="paragraph">
      <loext:graphic-properties draw:fill="gradient" draw:fill-gradient-name="Gradient_20_5" draw:gradient-step-count="0"/>
      <style:paragraph-properties fo:text-align="center"/>
    </style:style>
    <style:style style:name="MP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fill="solid" draw:fill-color="#ffffa6" draw:opacity="4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solid" draw:fill-color="#ffffff" draw:opacity="25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office:forms form:automatic-focus="false" form:apply-design-mode="false"/>
      <draw:custom-shape draw:style-name="Mgr3" draw:text-style-name="MP5" draw:layer="backgroundobjects" svg:width="26.209cm" svg:height="14.5cm" draw:transform="rotate (-0.0174532925199433) translate (1.119cm 0.162cm)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5.284cm" svg:height="14.784cm" svg:x="1.216cm" svg:y="0.716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5cm" svg:height="14.5cm" svg:x="1.5cm" svg:y="1cm">
        <text:p/>
        <draw:enhanced-geometry svg:viewBox="0 0 21600 21600" draw:type="rectangle" draw:enhanced-path="M 0 0 L 21600 0 21600 21600 0 21600 0 0 Z N"/>
      </draw:custom-shape>
      <draw:frame presentation:style-name="Sunset-title" draw:layer="backgroundobjects" svg:width="10cm" svg:height="2.5cm" svg:x="9cm" svg:y="1.25cm" presentation:class="title" presentation:placeholder="true">
        <draw:text-box/>
      </draw:frame>
      <draw:frame presentation:style-name="Sunset-outline1" draw:layer="backgroundobjects" svg:width="23cm" svg:height="10cm" svg:x="2.5cm" svg:y="4cm" presentation:class="outline" presentation:placeholder="true">
        <draw:text-box/>
      </draw:frame>
      <draw:frame presentation:style-name="Mpr1" draw:text-style-name="MP9" draw:layer="backgroundobjects" svg:width="6cm" svg:height="1.09cm" svg:x="2.5cm" svg:y="14.35cm" presentation:class="date-time">
        <draw:text-box>
          <text:p text:style-name="MP8"><text:span text:style-name="MT2"><presentation:date-time/></text:span></text:p>
        </draw:text-box>
      </draw:frame>
      <draw:frame presentation:style-name="Mpr1" draw:text-style-name="MP11" draw:layer="backgroundobjects" svg:width="10cm" svg:height="1.09cm" svg:x="9cm" svg:y="14.35cm" presentation:class="footer">
        <draw:text-box>
          <text:p text:style-name="MP10"><text:span text:style-name="MT2"><presentation:footer/></text:span></text:p>
        </draw:text-box>
      </draw:frame>
      <draw:frame presentation:style-name="Mpr1" draw:text-style-name="MP13" draw:layer="backgroundobjects" svg:width="6cm" svg:height="1.09cm" svg:x="19.5cm" svg:y="14.35cm" presentation:class="page-number">
        <draw:text-box>
          <text:p text:style-name="MP12"><text:span text:style-name="MT2"><text:page-number>&lt;number&gt;</text:page-number></text:span></text:p>
        </draw:text-box>
      </draw:frame>
      <draw:path draw:style-name="Mgr6" draw:text-style-name="MP14" draw:layer="backgroundobjects" svg:width="25.601cm" svg:height="13.642cm" svg:x="1.262cm" svg:y="3.36cm" svg:viewBox="0 0 25602 13643" svg:d="M1816 6343c97 0 191 25 274 73l7377 4261-6023-6023c-68-68-117-153-142-246s-25-191 0-284 74-177 142-246c68-68 153-117 246-142 93-24 191-24 284 0 93 25 178 74 246 142l6020 6020-4256-7375c-49-83-74-178-74-274s25-191 74-274c48-83 117-153 200-201 84-48 178-73 275-73 96 0 191 25 274 73s153 118 201 201l4260 7382-2207-8235c-25-93-25-191 0-284s74-177 142-245c68-69 153-117 246-142s191-25 284 0 178 73 246 142c68 68 117 152 142 245l2206 8235v-8524c0-97 26-191 74-275 48-83 117-152 201-201 83-48 178-73 274-73s191 25 274 73c83 49 153 118 201 201 48 84 73 178 73 275v8516l2204-8223c25-93 74-178 142-246s153-117 246-142 190-25 283 0 178 74 246 142 117 153 142 246 25 191 0 284l-2205 8232 4262-7383c48-83 118-153 201-201s178-73 274-73 191 25 274 73c84 48 153 118 201 201s74 178 74 274c0 97-26 191-74 275v-1 1l-4257 7373 6019-6019c68-68 153-117 246-142s191-25 284 0 178 74 246 142 117 153 142 246 25 191 0 284-74 177-142 245l-6027 6028 7382-4263c84-48 178-73 275-73 96 0 190 25 274 73 83 48 152 118 201 201 48 83 73 178 73 274 0 97-25 191-73 275-49 83-118 152-201 200l-7373 4257 8222-2203c93-25 191-25 284 0s178 74 246 142 117 153 142 246 25 191 0 284-74 178-142 246-153 117-246 142l-11725 3141c-93 25-190 25-283 0s-178-74-246-142c-67-66-115-148-140-238-26 90-74 173-140 239-68 68-153 117-246 142s-191 25-284 0h-1l-11723-3141c-93-25-178-74-246-142s-117-153-142-246-25-191 0-284 74-178 142-246 153-117 246-142 190-25 283 0l8231 2205-7379-4262c-84-48-153-117-201-201-48-83-73-178-73-274s25-191 73-274 118-153 201-201 178-73 274-73z">
        <text:p/>
      </draw:path>
      <draw:g>
        <draw:custom-shape draw:style-name="Mgr7" draw:text-style-name="MP15" draw:layer="backgroundobjects" svg:width="6.85cm" svg:height="0.08cm" svg:x="2.077cm" svg:y="2.4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6.1cm" svg:height="0.08cm" svg:x="2.792cm" svg:y="2.66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5" draw:layer="backgroundobjects" svg:width="6.85cm" svg:height="0.08cm" svg:x="19.073cm" svg:y="2.40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6.1cm" svg:height="0.08cm" svg:x="19.108cm" svg:y="2.661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9:33:56.741537789</meta:creation-date>
    <meta:editing-duration>PT4M1S</meta:editing-duration>
    <meta:editing-cycles>5</meta:editing-cycles>
    <meta:generator>LibreOffice/7.4.7.2$Linux_X86_64 LibreOffice_project/40$Build-2</meta:generator>
    <dc:title>Sunset</dc:title>
    <dc:date>2024-10-13T19:37:58.505204990</dc:date>
    <meta:document-statistic meta:object-count="42"/>
    <meta:template xlink:type="simple" xlink:actuate="onRequest" xlink:title="Sunset" xlink:href="../../../../../../../usr/lib/libreoffice/share/template/common/presnt/Sunset.otp" meta:date="2024-10-13T19:33:55.835073272"/>
  </office:meta>
</office:document-meta>
</file>